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Nov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table:style-name="Default"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table:style-name="Default"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16.745486111111">
            <text:p>316.75</text:p>
          </table:table-cell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2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2"/>
        </table:table-row>
        <table:table-row table:style-name="ro1">
          <table:table-cell office:value-type="date" office:date-value="2008-11-03">
            <text:p>11/03/08</text:p>
          </table:table-cell>
          <table:table-cell office:value-type="float" office:value="1">
            <text:p>1</text:p>
          </table:table-cell>
          <table:table-cell table:formula="oooc:=[.C5]+[.B6]" office:value-type="float" office:value="5.25">
            <text:p>5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0.75">
            <text:p>+0.75</text:p>
          </table:table-cell>
          <table:table-cell table:formula="oooc:=[.F5]+[.B6]" office:value-type="float" office:value="275.5">
            <text:p>275.5</text:p>
          </table:table-cell>
          <table:table-cell office:value-type="float" office:value="13435">
            <text:p>13435</text:p>
          </table:table-cell>
          <table:table-cell table:formula="oooc:=[.G6]-[.G5]" office:value-type="float" office:value="1">
            <text:p>1</text:p>
          </table:table-cell>
          <table:table-cell table:formula="oooc:=[.G6]/[.F6]" office:value-type="float" office:value="48.7658802177858">
            <text:p>48.77</text:p>
          </table:table-cell>
          <table:table-cell table:number-columns-repeated="3"/>
        </table:table-row>
        <table:table-row table:style-name="ro1">
          <table:table-cell office:value-type="date" office:date-value="2008-11-04">
            <text:p>11/04/08</text:p>
          </table:table-cell>
          <table:table-cell office:value-type="float" office:value="2">
            <text:p>2</text:p>
          </table:table-cell>
          <table:table-cell table:formula="oooc:=[.C6]+[.B7]" office:value-type="float" office:value="7.25">
            <text:p>7.25</text:p>
          </table:table-cell>
          <table:table-cell office:value-type="float" office:value="6">
            <text:p>6</text:p>
          </table:table-cell>
          <table:table-cell table:formula="oooc:=[.C7]-[.D7]" office:value-type="float" office:value="1.25">
            <text:p>+1.25</text:p>
          </table:table-cell>
          <table:table-cell table:formula="oooc:=[.F6]+[.B7]" office:value-type="float" office:value="277.5">
            <text:p>277.5</text:p>
          </table:table-cell>
          <table:table-cell office:value-type="float" office:value="13485">
            <text:p>13485</text:p>
          </table:table-cell>
          <table:table-cell table:formula="oooc:=[.G7]-[.G6]" office:value-type="float" office:value="50">
            <text:p>50</text:p>
          </table:table-cell>
          <table:table-cell table:formula="oooc:=[.G7]/[.F7]" office:value-type="float" office:value="48.5945945945946">
            <text:p>48.59</text:p>
          </table:table-cell>
          <table:table-cell office:value-type="string">
            <text:p>Made ruby script to convert</text:p>
          </table:table-cell>
          <table:table-cell table:number-columns-repeated="2"/>
        </table:table-row>
        <table:table-row table:style-name="ro1">
          <table:table-cell office:value-type="date" office:date-value="2008-11-05">
            <text:p>11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7.25">
            <text:p>7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0.25">
            <text:p>-0.25</text:p>
          </table:table-cell>
          <table:table-cell table:formula="oooc:=[.F7]+[.B8]" office:value-type="float" office:value="277.5">
            <text:p>277.5</text:p>
          </table:table-cell>
          <table:table-cell office:value-type="float" office:value="13486">
            <text:p>1348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48.5981981981982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6">
            <text:p>11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7.25">
            <text:p>7.25</text:p>
          </table:table-cell>
          <table:table-cell office:value-type="float" office:value="9">
            <text:p>9</text:p>
          </table:table-cell>
          <table:table-cell table:formula="oooc:=[.C9]-[.D9]" office:value-type="float" office:value="-1.75">
            <text:p>-1.75</text:p>
          </table:table-cell>
          <table:table-cell table:formula="oooc:=[.F8]+[.B9]" office:value-type="float" office:value="277.5">
            <text:p>277.5</text:p>
          </table:table-cell>
          <table:table-cell office:value-type="float" office:value="13487">
            <text:p>1348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48.6018018018018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7">
            <text:p>11/07/08</text:p>
          </table:table-cell>
          <table:table-cell office:value-type="float" office:value="2.75">
            <text:p>2.75</text:p>
          </table:table-cell>
          <table:table-cell table:formula="oooc:=[.C9]+[.B10]" office:value-type="float" office:value="10">
            <text:p>10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0.5">
            <text:p>-0.50</text:p>
          </table:table-cell>
          <table:table-cell table:formula="oooc:=[.F9]+[.B10]" office:value-type="float" office:value="280.25">
            <text:p>280.25</text:p>
          </table:table-cell>
          <table:table-cell office:value-type="float" office:value="13511">
            <text:p>13511</text:p>
          </table:table-cell>
          <table:table-cell table:formula="oooc:=[.G10]-[.G9]" office:value-type="float" office:value="24">
            <text:p>24</text:p>
          </table:table-cell>
          <table:table-cell table:formula="oooc:=[.G10]/[.F10]" office:value-type="float" office:value="48.2105263157895">
            <text:p>48.21</text:p>
          </table:table-cell>
          <table:table-cell office:value-type="string">
            <text:p>Most roundtrip work done</text:p>
          </table:table-cell>
          <table:table-cell table:number-columns-repeated="2"/>
        </table:table-row>
        <table:table-row table:style-name="ro1">
          <table:table-cell office:value-type="date" office:date-value="2008-11-08">
            <text:p>11/08/08</text:p>
          </table:table-cell>
          <table:table-cell office:value-type="float" office:value="4.5">
            <text:p>4.5</text:p>
          </table:table-cell>
          <table:table-cell table:formula="oooc:=[.C10]+[.B11]" office:value-type="float" office:value="14.5">
            <text:p>14.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2.5">
            <text:p>+2.50</text:p>
          </table:table-cell>
          <table:table-cell table:formula="oooc:=[.F10]+[.B11]" office:value-type="float" office:value="284.75">
            <text:p>284.75</text:p>
          </table:table-cell>
          <table:table-cell office:value-type="float" office:value="13587">
            <text:p>13587</text:p>
          </table:table-cell>
          <table:table-cell table:formula="oooc:=[.G11]-[.G10]" office:value-type="float" office:value="76">
            <text:p>76</text:p>
          </table:table-cell>
          <table:table-cell table:formula="oooc:=[.G11]/[.F11]" office:value-type="float" office:value="47.7155399473222">
            <text:p>47.72</text:p>
          </table:table-cell>
          <table:table-cell office:value-type="string">
            <text:p>Actually seriously mostly done</text:p>
          </table:table-cell>
          <table:table-cell table:number-columns-repeated="2"/>
        </table:table-row>
        <table:table-row table:style-name="ro1">
          <table:table-cell office:value-type="date" office:date-value="2008-11-09">
            <text:p>11/09/08</text:p>
          </table:table-cell>
          <table:table-cell office:value-type="float" office:value="1.5">
            <text:p>1.5</text:p>
          </table:table-cell>
          <table:table-cell table:formula="oooc:=[.C11]+[.B12]" office:value-type="float" office:value="16">
            <text:p>16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2.5">
            <text:p>+2.50</text:p>
          </table:table-cell>
          <table:table-cell table:formula="oooc:=[.F11]+[.B12]" office:value-type="float" office:value="286.25">
            <text:p>286.25</text:p>
          </table:table-cell>
          <table:table-cell office:value-type="float" office:value="19316">
            <text:p>19316</text:p>
          </table:table-cell>
          <table:table-cell table:formula="oooc:=[.G12]-[.G11]" office:value-type="float" office:value="5729">
            <text:p>5729</text:p>
          </table:table-cell>
          <table:table-cell table:formula="oooc:=[.G12]/[.F12]" office:value-type="float" office:value="67.4794759825327">
            <text:p>67.48</text:p>
          </table:table-cell>
          <table:table-cell office:value-type="string">
            <text:p>Converted old xml</text:p>
          </table:table-cell>
          <table:table-cell table:number-columns-repeated="2"/>
        </table:table-row>
        <table:table-row table:style-name="ro1">
          <table:table-cell office:value-type="date" office:date-value="2008-11-10">
            <text:p>11/10/08</text:p>
          </table:table-cell>
          <table:table-cell office:value-type="float" office:value="1.5">
            <text:p>1.5</text:p>
          </table:table-cell>
          <table:table-cell table:formula="oooc:=[.C12]+[.B13]" office:value-type="float" office:value="17.5">
            <text:p>17.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2.5">
            <text:p>+2.50</text:p>
          </table:table-cell>
          <table:table-cell table:formula="oooc:=[.F12]+[.B13]" office:value-type="float" office:value="287.75">
            <text:p>287.75</text:p>
          </table:table-cell>
          <table:table-cell office:value-type="float" office:value="19350">
            <text:p>19350</text:p>
          </table:table-cell>
          <table:table-cell table:formula="oooc:=[.G13]-[.G12]" office:value-type="float" office:value="34">
            <text:p>34</text:p>
          </table:table-cell>
          <table:table-cell table:formula="oooc:=[.G13]/[.F13]" office:value-type="float" office:value="67.2458731537793">
            <text:p>67.25</text:p>
          </table:table-cell>
          <table:table-cell office:value-type="string">
            <text:p>Multiselect listbox</text:p>
          </table:table-cell>
          <table:table-cell table:number-columns-repeated="2"/>
        </table:table-row>
        <table:table-row table:style-name="ro1">
          <table:table-cell office:value-type="date" office:date-value="2008-11-11">
            <text:p>11/11/08</text:p>
          </table:table-cell>
          <table:table-cell office:value-type="float" office:value="1.75">
            <text:p>1.75</text:p>
          </table:table-cell>
          <table:table-cell table:formula="oooc:=[.C13]+[.B14]" office:value-type="float" office:value="19.25">
            <text:p>19.2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2.75">
            <text:p>+2.75</text:p>
          </table:table-cell>
          <table:table-cell table:formula="oooc:=[.F13]+[.B14]" office:value-type="float" office:value="289.5">
            <text:p>289.5</text:p>
          </table:table-cell>
          <table:table-cell office:value-type="float" office:value="19441">
            <text:p>19441</text:p>
          </table:table-cell>
          <table:table-cell table:formula="oooc:=[.G14]-[.G13]" office:value-type="float" office:value="91">
            <text:p>91</text:p>
          </table:table-cell>
          <table:table-cell table:formula="oooc:=[.G14]/[.F14]" office:value-type="float" office:value="67.153713298791">
            <text:p>67.15</text:p>
          </table:table-cell>
          <table:table-cell office:value-type="string">
            <text:p>The OmniChooser is born!</text:p>
          </table:table-cell>
          <table:table-cell table:number-columns-repeated="2"/>
        </table:table-row>
        <table:table-row table:style-name="ro1">
          <table:table-cell office:value-type="date" office:date-value="2008-11-12">
            <text:p>11/12/08</text:p>
          </table:table-cell>
          <table:table-cell office:value-type="float" office:value="1.75">
            <text:p>1.75</text:p>
          </table:table-cell>
          <table:table-cell table:formula="oooc:=[.C14]+[.B15]"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ooc:=[.C15]-[.D15]" office:value-type="float" office:value="3">
            <text:p>+3.00</text:p>
          </table:table-cell>
          <table:table-cell table:formula="oooc:=[.F14]+[.B15]" office:value-type="float" office:value="291.25">
            <text:p>291.25</text:p>
          </table:table-cell>
          <table:table-cell office:value-type="float" office:value="19519">
            <text:p>19519</text:p>
          </table:table-cell>
          <table:table-cell table:formula="oooc:=[.G15]-[.G14]" office:value-type="float" office:value="78">
            <text:p>78</text:p>
          </table:table-cell>
          <table:table-cell table:formula="oooc:=[.G15]/[.F15]" office:value-type="float" office:value="67.018025751073">
            <text:p>67.02</text:p>
          </table:table-cell>
          <table:table-cell office:value-type="string">
            <text:p>The OmniChooser is broken!</text:p>
          </table:table-cell>
          <table:table-cell table:number-columns-repeated="2"/>
        </table:table-row>
        <table:table-row table:style-name="ro1">
          <table:table-cell office:value-type="date" office:date-value="2008-11-13">
            <text:p>11/13/08</text:p>
          </table:table-cell>
          <table:table-cell office:value-type="float" office:value="1.5">
            <text:p>1.5</text:p>
          </table:table-cell>
          <table:table-cell table:formula="oooc:=[.C15]+[.B16]" office:value-type="float" office:value="22.5">
            <text:p>22.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3">
            <text:p>+3.00</text:p>
          </table:table-cell>
          <table:table-cell table:formula="oooc:=[.F15]+[.B16]" office:value-type="float" office:value="292.75">
            <text:p>292.75</text:p>
          </table:table-cell>
          <table:table-cell office:value-type="float" office:value="19593">
            <text:p>19593</text:p>
          </table:table-cell>
          <table:table-cell table:formula="oooc:=[.G16]-[.G15]" office:value-type="float" office:value="74">
            <text:p>74</text:p>
          </table:table-cell>
          <table:table-cell table:formula="oooc:=[.G16]/[.F16]" office:value-type="float" office:value="66.9274124679761">
            <text:p>66.93</text:p>
          </table:table-cell>
          <table:table-cell office:value-type="string">
            <text:p>Listboxes are broken!</text:p>
          </table:table-cell>
          <table:table-cell table:number-columns-repeated="2"/>
        </table:table-row>
        <table:table-row table:style-name="ro1">
          <table:table-cell office:value-type="date" office:date-value="2008-11-14">
            <text:p>11/14/08</text:p>
          </table:table-cell>
          <table:table-cell office:value-type="float" office:value="0">
            <text:p>0</text:p>
          </table:table-cell>
          <table:table-cell table:formula="oooc:=[.C16]+[.B17]" office:value-type="float" office:value="22.5">
            <text:p>22.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1.5">
            <text:p>+1.50</text:p>
          </table:table-cell>
          <table:table-cell table:formula="oooc:=[.F16]+[.B17]" office:value-type="float" office:value="292.75">
            <text:p>292.75</text:p>
          </table:table-cell>
          <table:table-cell office:value-type="float" office:value="19594">
            <text:p>19594</text:p>
          </table:table-cell>
          <table:table-cell table:formula="oooc:=[.G17]-[.G16]" office:value-type="float" office:value="1">
            <text:p>1</text:p>
          </table:table-cell>
          <table:table-cell table:formula="oooc:=[.G17]/[.F17]" office:value-type="float" office:value="66.930828351836">
            <text:p>66.93</text:p>
          </table:table-cell>
          <table:table-cell office:value-type="string">
            <text:p>Took the day off</text:p>
          </table:table-cell>
          <table:table-cell table:number-columns-repeated="2"/>
        </table:table-row>
        <table:table-row table:style-name="ro1">
          <table:table-cell office:value-type="date" office:date-value="2008-11-15">
            <text:p>11/15/08</text:p>
          </table:table-cell>
          <table:table-cell office:value-type="float" office:value="3.25">
            <text:p>3.25</text:p>
          </table:table-cell>
          <table:table-cell table:formula="oooc:=[.C17]+[.B18]" office:value-type="float" office:value="25.75">
            <text:p>25.7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3.25">
            <text:p>+3.25</text:p>
          </table:table-cell>
          <table:table-cell table:formula="oooc:=[.F17]+[.B18]" office:value-type="float" office:value="296">
            <text:p>296</text:p>
          </table:table-cell>
          <table:table-cell office:value-type="float" office:value="19711">
            <text:p>19711</text:p>
          </table:table-cell>
          <table:table-cell table:formula="oooc:=[.G18]-[.G17]" office:value-type="float" office:value="117">
            <text:p>117</text:p>
          </table:table-cell>
          <table:table-cell table:formula="oooc:=[.G18]/[.F18]" office:value-type="float" office:value="66.5912162162162">
            <text:p>66.59</text:p>
          </table:table-cell>
          <table:table-cell office:value-type="string">
            <text:p>OmniChooser and Listboxes work again</text:p>
          </table:table-cell>
          <table:table-cell table:number-columns-repeated="2"/>
        </table:table-row>
        <table:table-row table:style-name="ro1">
          <table:table-cell office:value-type="date" office:date-value="2008-11-16">
            <text:p>11/16/08</text:p>
          </table:table-cell>
          <table:table-cell office:value-type="float" office:value="1.5">
            <text:p>1.5</text:p>
          </table:table-cell>
          <table:table-cell table:formula="oooc:=[.C18]+[.B19]" office:value-type="float" office:value="27.25">
            <text:p>27.2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3.25">
            <text:p>+3.25</text:p>
          </table:table-cell>
          <table:table-cell table:formula="oooc:=[.F18]+[.B19]" office:value-type="float" office:value="297.5">
            <text:p>297.5</text:p>
          </table:table-cell>
          <table:table-cell office:value-type="float" office:value="20157">
            <text:p>20157</text:p>
          </table:table-cell>
          <table:table-cell table:formula="oooc:=[.G19]-[.G18]" office:value-type="float" office:value="446">
            <text:p>446</text:p>
          </table:table-cell>
          <table:table-cell table:formula="oooc:=[.G19]/[.F19]" office:value-type="float" office:value="67.7546218487395">
            <text:p>67.75</text:p>
          </table:table-cell>
          <table:table-cell office:value-type="string">
            <text:p>#207 Mass Distribution Complete!</text:p>
          </table:table-cell>
          <table:table-cell table:number-columns-repeated="2"/>
        </table:table-row>
        <table:table-row table:style-name="ro1">
          <table:table-cell office:value-type="date" office:date-value="2008-11-17">
            <text:p>11/17/08</text:p>
          </table:table-cell>
          <table:table-cell office:value-type="float" office:value="1.5">
            <text:p>1.5</text:p>
          </table:table-cell>
          <table:table-cell table:formula="oooc:=[.C19]+[.B20]" office:value-type="float" office:value="28.75">
            <text:p>28.7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3.25">
            <text:p>+3.25</text:p>
          </table:table-cell>
          <table:table-cell table:formula="oooc:=[.F19]+[.B20]" office:value-type="float" office:value="299">
            <text:p>299</text:p>
          </table:table-cell>
          <table:table-cell office:value-type="float" office:value="20334">
            <text:p>20334</text:p>
          </table:table-cell>
          <table:table-cell table:formula="oooc:=[.G20]-[.G19]" office:value-type="float" office:value="177">
            <text:p>177</text:p>
          </table:table-cell>
          <table:table-cell table:formula="oooc:=[.G20]/[.F20]" office:value-type="float" office:value="68.0066889632107">
            <text:p>68.01</text:p>
          </table:table-cell>
          <table:table-cell office:value-type="string">
            <text:p>Easy lo/med/hi setup for cargo</text:p>
          </table:table-cell>
          <table:table-cell table:number-columns-repeated="2"/>
        </table:table-row>
        <table:table-row table:style-name="ro1">
          <table:table-cell office:value-type="date" office:date-value="2008-11-18">
            <text:p>11/18/08</text:p>
          </table:table-cell>
          <table:table-cell office:value-type="float" office:value="0">
            <text:p>0</text:p>
          </table:table-cell>
          <table:table-cell table:formula="oooc:=[.C20]+[.B21]" office:value-type="float" office:value="28.75">
            <text:p>28.7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1.75">
            <text:p>+1.75</text:p>
          </table:table-cell>
          <table:table-cell table:formula="oooc:=[.F20]+[.B21]" office:value-type="float" office:value="299">
            <text:p>299</text:p>
          </table:table-cell>
          <table:table-cell office:value-type="float" office:value="20335">
            <text:p>20335</text:p>
          </table:table-cell>
          <table:table-cell table:formula="oooc:=[.G21]-[.G20]" office:value-type="float" office:value="1">
            <text:p>1</text:p>
          </table:table-cell>
          <table:table-cell table:formula="oooc:=[.G21]/[.F21]" office:value-type="float" office:value="68.0100334448161">
            <text:p>68.01</text:p>
          </table:table-cell>
          <table:table-cell office:value-type="string">
            <text:p>Took the day off</text:p>
          </table:table-cell>
          <table:table-cell table:number-columns-repeated="2"/>
        </table:table-row>
        <table:table-row table:style-name="ro1">
          <table:table-cell office:value-type="date" office:date-value="2008-11-19">
            <text:p>11/19/08</text:p>
          </table:table-cell>
          <table:table-cell office:value-type="float" office:value="0">
            <text:p>0</text:p>
          </table:table-cell>
          <table:table-cell table:formula="oooc:=[.C21]+[.B22]" office:value-type="float" office:value="28.75">
            <text:p>28.7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0.25">
            <text:p>+0.25</text:p>
          </table:table-cell>
          <table:table-cell table:formula="oooc:=[.F21]+[.B22]" office:value-type="float" office:value="299">
            <text:p>299</text:p>
          </table:table-cell>
          <table:table-cell office:value-type="float" office:value="20336">
            <text:p>20336</text:p>
          </table:table-cell>
          <table:table-cell table:formula="oooc:=[.G22]-[.G21]" office:value-type="float" office:value="1">
            <text:p>1</text:p>
          </table:table-cell>
          <table:table-cell table:formula="oooc:=[.G22]/[.F22]" office:value-type="float" office:value="68.0133779264214">
            <text:p>68.01</text:p>
          </table:table-cell>
          <table:table-cell office:value-type="string">
            <text:p>Took the day off</text:p>
          </table:table-cell>
          <table:table-cell table:number-columns-repeated="2"/>
        </table:table-row>
        <table:table-row table:style-name="ro1">
          <table:table-cell office:value-type="date" office:date-value="2008-11-20">
            <text:p>11/20/08</text:p>
          </table:table-cell>
          <table:table-cell office:value-type="float" office:value="1.5">
            <text:p>1.5</text:p>
          </table:table-cell>
          <table:table-cell table:formula="oooc:=[.C22]+[.B23]" office:value-type="float" office:value="30.25">
            <text:p>30.2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0.25">
            <text:p>+0.25</text:p>
          </table:table-cell>
          <table:table-cell table:formula="oooc:=[.F22]+[.B23]" office:value-type="float" office:value="300.5">
            <text:p>300.5</text:p>
          </table:table-cell>
          <table:table-cell office:value-type="float" office:value="20669">
            <text:p>20669</text:p>
          </table:table-cell>
          <table:table-cell table:formula="oooc:=[.G23]-[.G22]" office:value-type="float" office:value="333">
            <text:p>333</text:p>
          </table:table-cell>
          <table:table-cell table:formula="oooc:=[.G23]/[.F23]" office:value-type="float" office:value="68.7820299500832">
            <text:p>68.78</text:p>
          </table:table-cell>
          <table:table-cell office:value-type="string">
            <text:p>Created that cargo, swapped fonts</text:p>
          </table:table-cell>
          <table:table-cell table:number-columns-repeated="2"/>
        </table:table-row>
        <table:table-row table:style-name="ro1">
          <table:table-cell office:value-type="date" office:date-value="2008-11-21">
            <text:p>11/21/08</text:p>
          </table:table-cell>
          <table:table-cell office:value-type="float" office:value="0">
            <text:p>0</text:p>
          </table:table-cell>
          <table:table-cell table:formula="oooc:=[.C23]+[.B24]" office:value-type="float" office:value="30.25">
            <text:p>30.2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1.25">
            <text:p>-1.25</text:p>
          </table:table-cell>
          <table:table-cell table:formula="oooc:=[.F23]+[.B24]" office:value-type="float" office:value="300.5">
            <text:p>300.5</text:p>
          </table:table-cell>
          <table:table-cell office:value-type="float" office:value="20670">
            <text:p>20670</text:p>
          </table:table-cell>
          <table:table-cell table:formula="oooc:=[.G24]-[.G23]" office:value-type="float" office:value="1">
            <text:p>1</text:p>
          </table:table-cell>
          <table:table-cell table:formula="oooc:=[.G24]/[.F24]" office:value-type="float" office:value="68.7853577371048">
            <text:p>68.79</text:p>
          </table:table-cell>
          <table:table-cell office:value-type="string">
            <text:p>Getting some instead of coding</text:p>
          </table:table-cell>
          <table:table-cell table:number-columns-repeated="2"/>
        </table:table-row>
        <table:table-row table:style-name="ro1">
          <table:table-cell office:value-type="date" office:date-value="2008-11-22">
            <text:p>11/22/08</text:p>
          </table:table-cell>
          <table:table-cell office:value-type="float" office:value="2.75">
            <text:p>2.75</text:p>
          </table:table-cell>
          <table:table-cell table:formula="oooc:=[.C24]+[.B25]" office:value-type="float" office:value="33">
            <text:p>33</text:p>
          </table:table-cell>
          <table:table-cell office:value-type="float" office:value="33">
            <text:p>33</text:p>
          </table:table-cell>
          <table:table-cell table:formula="oooc:=[.C25]-[.D25]" office:value-type="float" office:value="0">
            <text:p>+0.00</text:p>
          </table:table-cell>
          <table:table-cell table:formula="oooc:=[.F24]+[.B25]" office:value-type="float" office:value="303.25">
            <text:p>303.25</text:p>
          </table:table-cell>
          <table:table-cell office:value-type="float" office:value="20901">
            <text:p>20901</text:p>
          </table:table-cell>
          <table:table-cell table:formula="oooc:=[.G25]-[.G24]" office:value-type="float" office:value="231">
            <text:p>231</text:p>
          </table:table-cell>
          <table:table-cell table:formula="oooc:=[.G25]/[.F25]" office:value-type="float" office:value="68.9233305853256">
            <text:p>68.92</text:p>
          </table:table-cell>
          <table:table-cell office:value-type="string">
            <text:p>#194</text:p>
          </table:table-cell>
          <table:table-cell table:number-columns-repeated="2"/>
        </table:table-row>
        <table:table-row table:style-name="ro1">
          <table:table-cell office:value-type="date" office:date-value="2008-11-23">
            <text:p>11/23/08</text:p>
          </table:table-cell>
          <table:table-cell office:value-type="float" office:value="1.75">
            <text:p>1.75</text:p>
          </table:table-cell>
          <table:table-cell table:formula="oooc:=[.C25]+[.B26]" office:value-type="float" office:value="34.75">
            <text:p>34.75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0.25">
            <text:p>+0.25</text:p>
          </table:table-cell>
          <table:table-cell table:formula="oooc:=[.F25]+[.B26]" office:value-type="float" office:value="305">
            <text:p>305</text:p>
          </table:table-cell>
          <table:table-cell office:value-type="float" office:value="21640">
            <text:p>21640</text:p>
          </table:table-cell>
          <table:table-cell table:formula="oooc:=[.G26]-[.G25]" office:value-type="float" office:value="739">
            <text:p>739</text:p>
          </table:table-cell>
          <table:table-cell table:formula="oooc:=[.G26]/[.F26]" office:value-type="float" office:value="70.9508196721311">
            <text:p>70.95</text:p>
          </table:table-cell>
          <table:table-cell office:value-type="string">
            <text:p>#216, #233</text:p>
          </table:table-cell>
          <table:table-cell table:number-columns-repeated="2"/>
        </table:table-row>
        <table:table-row table:style-name="ro1">
          <table:table-cell office:value-type="date" office:date-value="2008-11-24">
            <text:p>11/24/08</text:p>
          </table:table-cell>
          <table:table-cell/>
          <table:table-cell table:formula="oooc:=[.C26]+[.B27]" office:value-type="float" office:value="34.75">
            <text:p>34.75</text:p>
          </table:table-cell>
          <table:table-cell office:value-type="float" office:value="36">
            <text:p>36</text:p>
          </table:table-cell>
          <table:table-cell table:formula="oooc:=[.C27]-[.D27]" office:value-type="float" office:value="-1.25">
            <text:p>-1.2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5">
            <text:p>11/25/08</text:p>
          </table:table-cell>
          <table:table-cell/>
          <table:table-cell table:formula="oooc:=[.C27]+[.B28]" office:value-type="float" office:value="34.75">
            <text:p>34.75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-2.75">
            <text:p>-2.7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6">
            <text:p>11/26/08</text:p>
          </table:table-cell>
          <table:table-cell/>
          <table:table-cell table:formula="oooc:=[.C28]+[.B29]" office:value-type="float" office:value="34.75">
            <text:p>34.75</text:p>
          </table:table-cell>
          <table:table-cell office:value-type="float" office:value="39">
            <text:p>39</text:p>
          </table:table-cell>
          <table:table-cell table:formula="oooc:=[.C29]-[.D29]" office:value-type="float" office:value="-4.25">
            <text:p>-4.2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7">
            <text:p>11/27/08</text:p>
          </table:table-cell>
          <table:table-cell/>
          <table:table-cell table:formula="oooc:=[.C29]+[.B30]" office:value-type="float" office:value="34.75">
            <text:p>34.75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-5.75">
            <text:p>-5.7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8">
            <text:p>11/28/08</text:p>
          </table:table-cell>
          <table:table-cell/>
          <table:table-cell table:formula="oooc:=[.C30]+[.B31]" office:value-type="float" office:value="34.75">
            <text:p>34.75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7.25">
            <text:p>-7.2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9">
            <text:p>11/29/08</text:p>
          </table:table-cell>
          <table:table-cell/>
          <table:table-cell table:formula="oooc:=[.C31]+[.B32]" office:value-type="float" office:value="34.75">
            <text:p>34.75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-8.75">
            <text:p>-8.7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30">
            <text:p>11/30/08</text:p>
          </table:table-cell>
          <table:table-cell/>
          <table:table-cell table:formula="oooc:=[.C32]+[.B33]" office:value-type="float" office:value="34.75">
            <text:p>34.75</text:p>
          </table:table-cell>
          <table:table-cell office:value-type="float" office:value="45">
            <text:p>45</text:p>
          </table:table-cell>
          <table:table-cell table:formula="oooc:=[.C33]-[.D33]" office:value-type="float" office:value="-10.25">
            <text:p>-10.25</text:p>
          </table:table-cell>
          <table:table-cell/>
          <table:table-cell table:style-name="Default"/>
          <table:table-cell table:number-columns-repeated="5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16.748599537037">
            <text:p>316.75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798740705940886">
            <text:p>0.8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6-06T04:27:30.469721">
            <text:p>06/06/09</text:p>
          </table:table-cell>
          <table:table-cell/>
          <table:table-cell table:style-name="ce3" table:formula="oooc:=DAYS(NOW();[January.A4])" office:value-type="float" office:value="316.748599537037">
            <text:p>316.75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760855771271753">
            <text:p>0.76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7-23T04:06:14.812907">
            <text:p>07/23/09</text:p>
          </table:table-cell>
          <table:table-cell/>
          <table:table-cell table:style-name="ce3" table:formula="oooc:=DAYS(NOW();[January.A4])" office:value-type="float" office:value="316.748599537037">
            <text:p>316.75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691400032447738">
            <text:p>0.69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9-07T21:59:55.018138">
            <text:p>09/07/09</text:p>
          </table:table-cell>
          <table:table-cell/>
          <table:table-cell table:style-name="ce3" table:formula="oooc:=DAYS(NOW();[January.A4])" office:value-type="float" office:value="316.748611111114">
            <text:p>316.75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616419435321556">
            <text:p>0.62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10-27T20:38:41.884817">
            <text:p>10/27/09</text:p>
          </table:table-cell>
          <table:table-cell/>
          <table:table-cell table:style-name="ce3" table:formula="oooc:=DAYS(NOW();[January.A4])" office:value-type="float" office:value="316.748611111114">
            <text:p>316.75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66458241069193">
            <text:p>0.47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8-25T19:29:46.083651">
            <text:p>08/25/09</text:p>
          </table:table-cell>
          <table:table-cell/>
          <table:table-cell table:style-name="ce3" table:formula="oooc:=DAYS(NOW();[January.A4])" office:value-type="float" office:value="316.748611111114">
            <text:p>316.75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1-23T17:58:00">
            <text:p>11/23/08</text:p>
          </table:table-cell>
          <table:table-cell table:formula="oooc:=DAYS(NOW();1/1/8)" office:value-type="float" office:value="39775.6236111111">
            <text:p>39775.62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02290196835027">
            <text:p>0.3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7-02T17:14:10.387985">
            <text:p>07/02/10</text:p>
          </table:table-cell>
          <table:table-cell/>
          <table:table-cell table:style-name="ce3" table:formula="oooc:=DAYS(NOW();[January.A4])" office:value-type="float" office:value="316.748611111114">
            <text:p>316.75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3">11/23/2008</text:date>, <text:time>18:0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11-23T18:09:44</dc:date>
    <meta:editing-cycles>222</meta:editing-cycles>
    <meta:editing-duration>P18DT4H32M41S</meta:editing-duration>
    <meta:user-defined meta:name="Info 1"/>
    <meta:user-defined meta:name="Info 2"/>
    <meta:user-defined meta:name="Info 3"/>
    <meta:user-defined meta:name="Info 4"/>
    <meta:document-statistic meta:table-count="11" meta:cell-count="3209"/>
  </office:meta>
</office:document-meta>
</file>